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13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10.87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7">
      <style:table-cell-properties fo:background-color="#ccff99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1" table:number-columns-repeated="1019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RESPONSABLE</text:p>
          </table:table-cell>
          <table:table-cell table:style-name="ce2" office:value-type="string">
            <text:p>FECHA</text:p>
          </table:table-cell>
          <table:table-cell table:style-name="ce5" office:value-type="string">
            <text:p>FICHEROS AÑADIDO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3-09-11">
            <text:p>11/09/13</text:p>
          </table:table-cell>
          <table:table-cell office:value-type="string">
            <text:p>Todos los que no siguen el formato establecid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Jose</text:p>
          </table:table-cell>
          <table:table-cell table:style-name="ce3" office:value-type="date" office:date-value="2014-01-31">
            <text:p>31/01/14</text:p>
          </table:table-cell>
          <table:table-cell office:value-type="float" office:value="0">
            <text:p>000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0" number:min-integer-digits="4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31/01/2014</text:date>, <text:time>11:5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5S</meta:editing-duration>
    <meta:editing-cycles>4</meta:editing-cycles>
    <meta:generator>OpenOffice/4.0.0$Win32 OpenOffice.org_project/400m3$Build-9702</meta:generator>
    <dc:date>2014-01-31T11:55:42.98</dc:date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